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25800000258AE70E712.png"/>
  <manifest:file-entry manifest:media-type="image/png" manifest:full-path="Pictures/1000020100000258000002588FDEDFF1.png"/>
  <manifest:file-entry manifest:media-type="image/png" manifest:full-path="Pictures/100002010000025800000258DA6E3E99.png"/>
  <manifest:file-entry manifest:media-type="image/png" manifest:full-path="Pictures/10000201000002580000025800E8BB1D.png"/>
  <manifest:file-entry manifest:media-type="image/png" manifest:full-path="Pictures/100002010000025800000258A95E435C.png"/>
  <manifest:file-entry manifest:media-type="image/png" manifest:full-path="Pictures/1000020100000258000002581CD396C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4.776cm" svg:height="4.776cm" svg:x="1cm" svg:y="1cm">
          <draw:image xlink:href="Pictures/1000020100000258000002581CD396C2.png" xlink:type="simple" xlink:show="embed" xlink:actuate="onLoad">
            <text:p/>
          </draw:image>
        </draw:frame>
        <draw:frame draw:style-name="gr1" draw:text-style-name="P1" draw:layer="layout" svg:width="4.776cm" svg:height="4.776cm" svg:x="6.027cm" svg:y="1cm">
          <draw:image xlink:href="Pictures/100002010000025800000258AE70E712.png" xlink:type="simple" xlink:show="embed" xlink:actuate="onLoad">
            <text:p/>
          </draw:image>
        </draw:frame>
        <draw:frame draw:style-name="gr1" draw:text-style-name="P1" draw:layer="layout" svg:width="4.776cm" svg:height="4.776cm" svg:x="10.904cm" svg:y="1cm">
          <draw:image xlink:href="Pictures/1000020100000258000002588FDEDFF1.png" xlink:type="simple" xlink:show="embed" xlink:actuate="onLoad">
            <text:p/>
          </draw:image>
        </draw:frame>
        <draw:frame draw:style-name="gr1" draw:text-style-name="P1" draw:layer="layout" svg:width="4.776cm" svg:height="4.776cm" svg:x="15.731cm" svg:y="1cm">
          <draw:image xlink:href="Pictures/10000201000002580000025800E8BB1D.png" xlink:type="simple" xlink:show="embed" xlink:actuate="onLoad">
            <text:p/>
          </draw:image>
        </draw:frame>
        <draw:frame draw:style-name="gr1" draw:text-style-name="P1" draw:layer="layout" svg:width="4.776cm" svg:height="4.776cm" svg:x="20.556cm" svg:y="1cm">
          <draw:image xlink:href="Pictures/100002010000025800000258DA6E3E99.png" xlink:type="simple" xlink:show="embed" xlink:actuate="onLoad">
            <text:p/>
          </draw:image>
        </draw:frame>
        <draw:frame draw:style-name="gr1" draw:text-style-name="P1" draw:layer="layout" svg:width="4.776cm" svg:height="4.776cm" svg:x="25.484cm" svg:y="1cm">
          <draw:image xlink:href="Pictures/100002010000025800000258A95E43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ek Oslejsek</meta:initial-creator>
    <meta:creation-date>2012-08-07T11:09:32</meta:creation-date>
    <dc:date>2012-08-07T11:16:48</dc:date>
    <dc:creator>Radek Oslejsek</dc:creator>
    <meta:editing-duration>P0D</meta:editing-duration>
    <meta:editing-cycles>2</meta:editing-cycles>
    <meta:generator>LibreOffice/3.5$Linux_X86_64 LibreOffice_project/350m1$Build-2</meta:generator>
    <meta:document-statistic meta:object-count="6"/>
  </office:meta>
</office:document-meta>
</file>